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  <style:text-properties fo:color="#222222" style:font-name="Inter" style:font-name-asian="Inter1" style:font-name-complex="Inter1"/>
    </style:style>
    <style:style style:name="P2" style:family="paragraph" style:parent-style-name="Standard">
      <loext:graphic-properties draw:fill="solid" draw:fill-color="#ffffff"/>
      <style:paragraph-properties fo:background-color="#ffffff"/>
    </style:style>
    <style:style style:name="P3" style:family="paragraph" style:parent-style-name="Standard">
      <style:paragraph-properties fo:margin-left="0.4165in" fo:margin-right="0in" fo:text-indent="0in" style:auto-text-indent="false"/>
    </style:style>
    <style:style style:name="P4" style:family="paragraph" style:parent-style-name="Standard">
      <loext:graphic-properties draw:fill="solid" draw:fill-color="#ffffff"/>
      <style:paragraph-properties fo:margin-left="0.4165in" fo:margin-right="0in" fo:text-indent="0in" style:auto-text-indent="false" fo:background-color="#ffffff"/>
    </style:style>
    <style:style style:name="P5" style:family="paragraph" style:parent-style-name="Standard">
      <style:paragraph-properties fo:margin-left="0.8335in" fo:margin-right="0in" fo:text-indent="0in" style:auto-text-indent="false"/>
    </style:style>
    <style:style style:name="P6" style:family="paragraph" style:parent-style-name="Standard">
      <style:paragraph-properties fo:margin-left="1.25in" fo:margin-right="0in" fo:text-indent="0in" style:auto-text-indent="false"/>
    </style:style>
    <style:style style:name="P7" style:family="paragraph" style:parent-style-name="Heading_20_1" style:master-page-name="Standard">
      <loext:graphic-properties draw:fill="solid" draw:fill-color="#ffffff"/>
      <style:paragraph-properties fo:text-align="center" style:justify-single-word="false" style:page-number="1" fo:background-color="#ffffff"/>
    </style:style>
    <style:style style:name="T1" style:family="text">
      <style:text-properties style:font-name="Inter" style:font-name-asian="Inter1" style:font-name-complex="Inter1"/>
    </style:style>
    <style:style style:name="T2" style:family="text">
      <style:text-properties style:font-name="Inter" fo:font-style="italic" style:font-name-asian="Inter1" style:font-style-asian="italic" style:font-name-complex="Inter1"/>
    </style:style>
    <style:style style:name="T3" style:family="text">
      <style:text-properties fo:color="#222222" style:font-name="Inter" style:font-name-asian="Inter1" style:font-name-complex="Inter1"/>
    </style:style>
    <style:style style:name="T4" style:family="text">
      <style:text-properties fo:color="#222222" style:font-name="Inter" style:font-name-asian="Inter1" style:font-name-complex="Inter1" fo:background-color="#ffffff"/>
    </style:style>
    <style:style style:name="T5" style:family="text">
      <style:text-properties fo:color="#222222" style:font-name="Inter" fo:font-style="italic" style:font-name-asian="Inter1" style:font-style-asian="italic" style:font-name-complex="Inter1"/>
    </style:style>
    <style:style style:name="T6" style:family="text">
      <style:text-properties fo:color="#222222" style:font-name="Inter" fo:font-style="italic" style:font-name-asian="Inter1" style:font-style-asian="italic" style:font-name-complex="Inter1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c6ys054n1aw8"/><text:span text:style-name="T1">Protocoles de test</text:span></text:p>
      <text:p text:style-name="Standard"><text:span text:style-name="T2">Utilisez le template ci-dessous pour remplir le document – remplacez les mots en italique.</text:span></text:p>
      <text:p text:style-name="P1"/>
      <text:p text:style-name="P2"><text:span text:style-name="T3">Objectif Test : </text:span><text:span text:style-name="T5">La spécification des notes de Louis que je teste</text:span></text:p>
      <text:p text:style-name="P4"><text:span text:style-name="T3">Test 1 : </text:span><text:span text:style-name="T5">Cas de spécification</text:span></text:p>
      <text:p text:style-name="P5"><text:span text:style-name="T4">Étape 1 (Arrange) :</text:span></text:p>
      <text:p text:style-name="P6"><text:span text:style-name="T4">(</text:span><text:span text:style-name="T6">Que faut-il faire pour préparer le test</text:span><text:span text:style-name="T4">)</text:span></text:p>
      <text:p text:style-name="P5"><text:span text:style-name="T4">Étape 2 (Act) : </text:span></text:p>
      <text:p text:style-name="P6"><text:span text:style-name="T4">(</text:span><text:span text:style-name="T6">Qu'est-ce que je fais pour lancer le test</text:span><text:span text:style-name="T4">)</text:span></text:p>
      <text:p text:style-name="P5"><text:span text:style-name="T4">Étape 3 (Assert) : Vérification</text:span></text:p>
      <text:p text:style-name="P6"><text:span text:style-name="T4">(</text:span><text:span text:style-name="T6">Quel comportement j'observe pour valider ou non le test</text:span><text:span text:style-name="T4">)</text:span></text:p>
      <text:p text:style-name="P3"><text:span text:style-name="T4">Test 2 : ...</text:span></text:p>
      <text:p text:style-name="Standard"/>
      <text:p text:style-name="P2"><text:span text:style-name="T3">Objectif Test : …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79" meta:character-count="438" meta:non-whitespace-character-count="368"/>
    <meta:generator>LibreOfficeDev/6.0.5.2$Linux_X86_64 LibreOffice_project/</meta:generator>
  </office:meta>
</office:document-meta>
</file>